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009c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9cd4"/>
    </style:style>
    <style:style style:name="gr4" style:family="graphic" style:parent-style-name="standard">
      <style:graphic-properties svg:stroke-width="0.1cm" svg:stroke-color="#ffffff" draw:fill="none" draw:fill-color="#ffffff"/>
    </style:style>
    <style:style style:name="gr5" style:family="graphic" style:parent-style-name="standard">
      <style:graphic-properties svg:stroke-width="0.02cm" svg:stroke-color="#000000" draw:fill-color="#ffffff" fo:padding-top="-0.04cm" fo:padding-bottom="-0.04cm" fo:padding-left="-0.04cm" fo:padding-right="-0.04cm"/>
    </style:style>
    <style:style style:name="gr6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7" style:family="graphic" style:parent-style-name="standard">
      <style:graphic-properties draw:stroke="none" svg:stroke-width="0.02cm" draw:fill-color="#ffffff"/>
    </style:style>
  </office:automatic-styles>
  <office:body>
    <office:drawing>
      <draw:page draw:name="page1" draw:style-name="dp1" draw:master-page-name="Default">
        <draw:g>
          <draw:glue-point draw:id="4" svg:x="-2.834cm" svg:y="-5cm"/>
          <draw:glue-point draw:id="5" svg:x="5cm" svg:y="-5cm"/>
          <draw:glue-point draw:id="6" svg:x="1.083cm" svg:y="-5cm"/>
          <draw:glue-point draw:id="7" svg:x="-5cm" svg:y="5cm"/>
          <draw:glue-point draw:id="8" svg:x="3.399cm" svg:y="5cm"/>
          <draw:glue-point draw:id="9" svg:x="-0.801cm" svg:y="5cm"/>
          <draw:glue-point draw:id="10" svg:x="-5cm" svg:y="-3.158cm"/>
          <draw:glue-point draw:id="11" svg:x="-5cm" svg:y="0.921cm"/>
          <draw:glue-point draw:id="12" svg:x="5cm" svg:y="3.158cm"/>
          <draw:glue-point draw:id="13" svg:x="5cm" svg:y="-0.921cm"/>
          <draw:glue-point draw:id="14" svg:x="0.085cm" svg:y="0cm"/>
          <draw:polygon draw:style-name="gr1" draw:layer="layout" svg:width="2.347cm" svg:height="1.632cm" svg:x="0cm" svg:y="0.368cm" svg:viewBox="0 0 2348 1633" draw:points="2348,1633 2348,0 0,0 0,1633">
            <text:p/>
          </draw:polygon>
          <draw:polygon draw:style-name="gr2" draw:layer="layout" svg:width="2.347cm" svg:height="1.632cm" svg:x="0cm" svg:y="0.368cm" svg:viewBox="0 0 2348 1633" draw:points="2348,1633 2348,0 0,0 0,1633">
            <text:p/>
          </draw:polygon>
          <draw:polygon draw:style-name="gr3" draw:layer="layout" svg:width="2.793cm" svg:height="0.368cm" svg:x="0cm" svg:y="0cm" svg:viewBox="0 0 2794 369" draw:points="2350,369 2794,0 606,0 0,369">
            <text:p/>
          </draw:polygon>
          <draw:polygon draw:style-name="gr2" draw:layer="layout" svg:width="2.793cm" svg:height="0.368cm" svg:x="0cm" svg:y="0cm" svg:viewBox="0 0 2794 369" draw:points="2350,369 2794,0 606,0 0,369">
            <text:p/>
          </draw:polygon>
          <draw:polygon draw:style-name="gr3" draw:layer="layout" svg:width="0.447cm" svg:height="2cm" svg:x="2.347cm" svg:y="0cm" svg:viewBox="0 0 448 2001" draw:points="448,1635 448,0 0,365 0,2001">
            <text:p/>
          </draw:polygon>
          <draw:polygon draw:style-name="gr2" draw:layer="layout" svg:width="0.447cm" svg:height="2cm" svg:x="2.347cm" svg:y="0cm" svg:viewBox="0 0 448 2001" draw:points="448,1635 448,0 0,365 0,2001">
            <text:p/>
          </draw:polygon>
          <draw:polyline draw:style-name="gr4" draw:layer="layout" svg:width="2.071cm" svg:height="0.993cm" svg:x="0.152cm" svg:y="0.641cm" svg:viewBox="0 0 2072 994" draw:points="0,698 701,698 1051,0 1542,994 1722,698 2072,698">
            <text:p/>
          </draw:polyline>
          <draw:path draw:style-name="gr5" draw:layer="layout" svg:width="0.156cm" svg:height="0.156cm" svg:x="0.299cm" svg:y="1.77cm" svg:viewBox="0 0 157 157" svg:d="m78 157c40 0 79-32 79-79 0-40-31-78-79-78-39 0-78 30-78 78 0 39 31 79 78 79z">
            <text:p/>
          </draw:path>
          <draw:polygon draw:style-name="gr5" draw:layer="layout" svg:width="0.563cm" svg:height="0.562cm" svg:x="0.31cm" svg:y="1.345cm" svg:viewBox="0 0 564 563" draw:points="0,422 149,563 564,140 415,0">
            <text:p/>
          </draw:polygon>
          <draw:path draw:style-name="gr6" draw:layer="layout" svg:width="1.121cm" svg:height="1.121cm" svg:x="0.662cm" svg:y="0.479cm" svg:viewBox="0 0 1122 1122" svg:d="m0 561c0 304 249 561 561 561 304 0 561-249 561-561 0-304-249-561-561-561-304 0-561 249-561 561zm77 0c0-265 219-484 484-484s483 219 483 484-218 483-483 483-484-218-484-483z">
            <text:p/>
          </draw:path>
          <draw:path draw:style-name="gr7" draw:layer="layout" svg:width="1.121cm" svg:height="1.121cm" svg:x="0.662cm" svg:y="0.479cm" svg:viewBox="0 0 1122 1122" svg:d="m0 561c0 304 249 561 561 561 304 0 561-249 561-561 0-304-249-561-561-561-304 0-561 249-561 561h77c0-265 219-484 484-484s483 219 483 484-218 483-483 483-484-218-484-483z">
            <text:p/>
          </draw:path>
          <draw:path draw:style-name="gr6" draw:layer="layout" svg:width="1.121cm" svg:height="1.121cm" svg:x="0.597cm" svg:y="0.511cm" svg:viewBox="0 0 1122 1122" svg:d="m0 561c0 304 249 561 561 561s561-249 561-561c0-304-249-561-561-561s-561 249-561 561zm77 0c0-265 219-484 484-484s483 219 483 484-218 483-483 483-484-218-484-483h-77z">
            <text:p/>
          </draw:path>
          <draw:path draw:style-name="gr7" draw:layer="layout" svg:width="1.121cm" svg:height="1.121cm" svg:x="0.597cm" svg:y="0.511cm" svg:viewBox="0 0 1122 1122" svg:d="m0 561c0 304 249 561 561 561s561-249 561-561c0-304-249-561-561-561s-561 249-561 561h77c0-265 219-484 484-484s483 219 483 484-218 483-483 483-484-218-484-48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etector</dc:title>
    <meta:creation-date>2011-02-07T16:44:54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